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38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9118in"/>
    </style:style>
    <style:style style:name="co8" style:family="table-column">
      <style:table-column-properties fo:break-before="auto" style:column-width="0.2925in"/>
    </style:style>
    <style:style style:name="co9" style:family="table-column">
      <style:table-column-properties fo:break-before="auto" style:column-width="1.448in"/>
    </style:style>
    <style:style style:name="co10" style:family="table-column">
      <style:table-column-properties fo:break-before="auto" style:column-width="0.6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 style:data-style-name="N122">
      <style:text-properties fo:font-size="9pt" style:font-size-asian="9pt" style:font-size-complex="9pt"/>
    </style:style>
    <style:style style:name="ce3" style:family="table-cell" style:parent-style-name="Default" style:data-style-name="N1">
      <style:text-properties fo:font-size="9pt" style:font-size-asian="9pt" style:font-size-complex="9pt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I prefix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1" table:number-columns-repeated="59" table:default-cell-style-name="ce1"/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<text:a xlink:href="https://en.wikipedia.org/wiki/Metric_prefix" xlink:type="simple">https://en.wikipedia.org/wiki/Metric_prefix</text:a></text:p>
          </table:table-cell>
          <table:table-cell table:style-name="ce2" table:number-columns-repeated="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eca</text:p>
          </table:table-cell>
          <table:table-cell office:value-type="float" office:value="1" calcext:value-type="float">
            <text:p>1</text:p>
          </table:table-cell>
          <table:table-cell table:style-name="ce3" table:formula="of:=POWER(10;[.D4])" office:value-type="float" office:value="10" calcext:value-type="float">
            <text:p>1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ecto</text:p>
          </table:table-cell>
          <table:table-cell office:value-type="float" office:value="2" calcext:value-type="float">
            <text:p>2</text:p>
          </table:table-cell>
          <table:table-cell table:style-name="ce3" table:formula="of:=POWER(10;[.D5])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kilo</text:p>
          </table:table-cell>
          <table:table-cell office:value-type="float" office:value="3" calcext:value-type="float">
            <text:p>3</text:p>
          </table:table-cell>
          <table:table-cell table:style-name="ce3" table:formula="of:=POWER(10;[.D6])" office:value-type="float" office:value="1000" calcext:value-type="float">
            <text:p>1000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3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ega</text:p>
          </table:table-cell>
          <table:table-cell office:value-type="float" office:value="6" calcext:value-type="float">
            <text:p>6</text:p>
          </table:table-cell>
          <table:table-cell table:style-name="ce3" table:formula="of:=POWER(10;[.D8])" office:value-type="float" office:value="1000000" calcext:value-type="float">
            <text:p>100000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giga</text:p>
          </table:table-cell>
          <table:table-cell office:value-type="float" office:value="9" calcext:value-type="float">
            <text:p>9</text:p>
          </table:table-cell>
          <table:table-cell table:style-name="ce3" table:formula="of:=POWER(10;[.D9])" office:value-type="float" office:value="1000000000" calcext:value-type="float">
            <text:p>100000000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a</text:p>
          </table:table-cell>
          <table:table-cell office:value-type="float" office:value="12" calcext:value-type="float">
            <text:p>12</text:p>
          </table:table-cell>
          <table:table-cell table:style-name="ce3" table:formula="of:=POWER(10;[.D10])" office:value-type="float" office:value="1000000000000" calcext:value-type="float">
            <text:p>100000000000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eci</text:p>
          </table:table-cell>
          <table:table-cell table:formula="of:=-[.D4]" office:value-type="float" office:value="-1" calcext:value-type="float">
            <text:p>-1</text:p>
          </table:table-cell>
          <table:table-cell table:formula="of:=POWER(10;[.D12])" office:value-type="float" office:value="0.1" calcext:value-type="float">
            <text:p>0.10000000000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enti</text:p>
          </table:table-cell>
          <table:table-cell table:formula="of:=-[.D5]" office:value-type="float" office:value="-2" calcext:value-type="float">
            <text:p>-2</text:p>
          </table:table-cell>
          <table:table-cell table:formula="of:=POWER(10;[.D13])" office:value-type="float" office:value="0.01" calcext:value-type="float">
            <text:p>0.01000000000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illi</text:p>
          </table:table-cell>
          <table:table-cell table:formula="of:=-[.D6]" office:value-type="float" office:value="-3" calcext:value-type="float">
            <text:p>-3</text:p>
          </table:table-cell>
          <table:table-cell table:formula="of:=POWER(10;[.D14])" office:value-type="float" office:value="0.001" calcext:value-type="float">
            <text:p>0.00100000000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micro</text:p>
          </table:table-cell>
          <table:table-cell table:formula="of:=-[.D8]" office:value-type="float" office:value="-6" calcext:value-type="float">
            <text:p>-6</text:p>
          </table:table-cell>
          <table:table-cell table:formula="of:=POWER(10;[.D16])" office:value-type="float" office:value="0.000001" calcext:value-type="float">
            <text:p>0.00000100000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nano</text:p>
          </table:table-cell>
          <table:table-cell table:formula="of:=-[.D9]" office:value-type="float" office:value="-9" calcext:value-type="float">
            <text:p>-9</text:p>
          </table:table-cell>
          <table:table-cell table:formula="of:=POWER(10;[.D17])" office:value-type="float" office:value="0.000000001" calcext:value-type="float">
            <text:p>0.00000000100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ico</text:p>
          </table:table-cell>
          <table:table-cell table:formula="of:=-[.D10]" office:value-type="float" office:value="-12" calcext:value-type="float">
            <text:p>-12</text:p>
          </table:table-cell>
          <table:table-cell table:formula="of:=POWER(10;[.D18])" office:value-type="float" office:value="0.000000000001" calcext:value-type="float">
            <text:p>0.000000000001</text:p>
          </table:table-cell>
          <table:table-cell table:number-columns-repeated="59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Units of time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ce5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a xlink:href="https://en.wikipedia.org/wiki/Unit_of_time" xlink:type="simple">https://en.wikipedia.org/wiki/Unit_of_time</text:a>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conds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Examp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PerMi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kPh</text:p>
          </table:table-cell>
          <table:table-cell office:value-type="float" office:value="150" calcext:value-type="float">
            <text:p>150.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nPerHour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mPs</text:p>
          </table:table-cell>
          <table:table-cell table:formula="of:=[.G5]*[$'SI prefixes'.E6]/([.D6]*[.D5])" office:value-type="float" office:value="41.6666666666667" calcext:value-type="float">
            <text:p>41.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ourPerDay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otal distance (m)</text:p>
          </table:table-cell>
          <table:table-cell office:value-type="float" office:value="3000" calcext:value-type="float">
            <text:p>3000.00</text:p>
          </table:table-cell>
          <table:table-cell table:style-name="ce4" office:value-type="string" calcext:value-type="string">
            <text:p>Not a factor, aside from comparison with estimated transit, endpoint positions, buffer zones, et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lapsed time (s)</text:p>
          </table:table-cell>
          <table:table-cell office:value-type="float" office:value="92" calcext:value-type="float">
            <text:p>92.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stimated transit (m)</text:p>
          </table:table-cell>
          <table:table-cell table:formula="of:=[.G8]*[.G6]" office:value-type="float" office:value="3833.33333333333" calcext:value-type="float">
            <text:p>3833.33</text:p>
          </table:table-cell>
          <table:table-cell table:style-name="ce4" office:value-type="string" calcext:value-type="string">
            <text:p>Simply multiple mps by elapsed tim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ters per second</text:p>
          </table:table-cell>
          <table:table-cell table:formula="of:=[$'SI prefixes'.E6]/([.D6]*[.D5])" office:value-type="float" office:value="0.277777777777778" calcext:value-type="float">
            <text:p>0.28</text:p>
          </table:table-cell>
          <table:table-cell table:style-name="ce4" office:value-type="string" calcext:value-type="string">
            <text:p>Which is about right with in game verificati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formula="of:=[.G7]/[.G6]" office:value-type="float" office:value="72" calcext:value-type="float">
            <text:p>72.00</text:p>
          </table:table-cell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0" number:min-decimal-places="0" number:min-integer-digits="1"/>
      <number:text>.</number:text>
    </number:number-style>
    <number:number-style style:name="N122" number:title="User-defined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23:41:41.8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5T08:23:49.465000000</meta:creation-date>
    <dc:date>2021-02-25T23:46:05.272000000</dc:date>
    <meta:editing-duration>PT4H25M11S</meta:editing-duration>
    <meta:editing-cycles>36</meta:editing-cycles>
    <meta:generator>LibreOffice/7.0.1.2$Windows_X86_64 LibreOffice_project/7cbcfc562f6eb6708b5ff7d7397325de9e764452</meta:generator>
    <meta:document-statistic meta:table-count="2" meta:cell-count="63" meta:object-count="0"/>
  </office:meta>
</office:document-meta>
</file>